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1" svg:font-family="'DejaVu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style>
    <style:style style:name="P2" style:family="paragraph" style:parent-style-name="Standard">
      <style:paragraph-propertie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style:style>
    <style:style style:name="P3" style:family="paragraph" style:parent-style-name="Standard">
      <style:paragraph-properties fo:hyphenation-ladder-count="no-limit">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fo:hyphenate="false" fo:hyphenation-remain-char-count="2" fo:hyphenation-push-char-count="2"/>
    </style:style>
    <style:style style:name="P4" style:family="paragraph" style:parent-style-name="Standard">
      <style:paragraph-properties style:line-height-at-least="0.139in"/>
      <style:text-properties fo:font-size="10pt" style:font-size-asian="10pt" style:language-asian="es" style:country-asian="ES"/>
    </style:style>
    <style:style style:name="P5" style:family="paragraph" style:parent-style-name="Standard">
      <style:paragraph-properties style:line-height-at-least="0.139in">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style:style>
    <style:style style:name="P6" style:family="paragraph" style:parent-style-name="Standard">
      <style:paragraph-properties>
        <style:tab-stops>
          <style:tab-stop style:position="0.0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style:style>
    <style:style style:name="P7" style:family="paragraph" style:parent-style-name="Standard">
      <style:paragraph-propertie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fo:font-weight="bold" style:font-size-asian="10pt" style:language-asian="es" style:country-asian="ES" style:font-weight-asian="bold"/>
    </style:style>
    <style:style style:name="P8" style:family="paragraph" style:parent-style-name="Standard">
      <style:paragraph-propertie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fo:font-style="italic" style:font-size-asian="10pt" style:language-asian="es" style:country-asian="ES" style:font-style-asian="italic"/>
    </style:style>
    <style:style style:name="P9" style:family="paragraph" style:parent-style-name="Standard">
      <style:paragraph-properties style:line-height-at-least="0.139in"/>
      <style:text-properties fo:color="#000000" fo:font-size="10pt" style:font-size-asian="10pt" style:language-asian="es" style:country-asian="ES"/>
    </style:style>
    <style:style style:name="P10" style:family="paragraph" style:parent-style-name="Standard">
      <style:paragraph-properties fo:margin-top="0.0835in" fo:margin-bottom="0.0835in" loext:contextual-spacing="false">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style:style>
    <style:style style:name="P11" style:family="paragraph" style:parent-style-name="Standard">
      <style:paragraph-properties fo:margin-top="0in" fo:margin-bottom="0.1665in" loext:contextual-spacing="false"/>
      <style:text-properties fo:color="#000000" fo:font-size="10pt" fo:font-style="italic" style:font-size-asian="10pt" style:language-asian="es" style:country-asian="ES" style:font-style-asian="italic"/>
    </style:style>
    <style:style style:name="P12" style:family="paragraph" style:parent-style-name="Standard">
      <style:paragraph-properties fo:margin-top="0in" fo:margin-bottom="0.1665in" loext:contextual-spacing="false"/>
      <style:text-properties fo:font-size="10pt" style:font-size-asian="10pt" style:language-asian="es" style:country-asian="ES"/>
    </style:style>
    <style:style style:name="P13" style:family="paragraph" style:parent-style-name="Standard">
      <style:paragraph-properties fo:margin-top="0in" fo:margin-bottom="0in" loext:contextual-spacing="false">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style:font-size-asian="10pt" style:language-asian="es" style:country-asian="ES"/>
    </style:style>
    <style:style style:name="P14" style:family="paragraph" style:parent-style-name="Text_20_body">
      <style:text-properties fo:language="ca" fo:country="ES"/>
    </style:style>
    <style:style style:name="P15" style:family="paragraph" style:parent-style-name="Heading_20_2" style:master-page-name="Standard">
      <style:paragraph-properties fo:margin-top="0.0835in" fo:margin-bottom="0.1665in" loext:contextual-spacing="false" style:page-number="auto"/>
      <style:text-properties fo:language="ca" fo:country="ES"/>
    </style:style>
    <style:style style:name="T1" style:family="text">
      <style:text-properties fo:font-size="10pt" style:font-size-asian="10pt" style:language-asian="es" style:country-asian="ES"/>
    </style:style>
    <style:style style:name="T2" style:family="text">
      <style:text-properties fo:font-size="10pt" fo:font-style="italic" style:font-size-asian="10pt" style:language-asian="es" style:country-asian="ES" style:font-style-asian="italic"/>
    </style:style>
    <style:style style:name="T3" style:family="text">
      <style:text-properties fo:color="#000000" fo:font-size="10pt" style:font-size-asian="10pt" style:font-name-complex="Arial"/>
    </style:style>
    <style:style style:name="T4" style:family="text">
      <style:text-properties style:text-position="super 58%" fo:font-size="10pt" style:font-size-asian="10pt" style:language-asian="es" style:country-asian="ES"/>
    </style:style>
    <style:style style:name="T5" style:family="text">
      <style:text-properties officeooo:rsid="0003a49e"/>
    </style:style>
    <style:style style:name="T6" style:family="text">
      <style:text-properties officeooo:rsid="000495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ESTATUTS</text:h>
      <text:p text:style-name="P7">Capítol I. La denominació, els fins i el domicili</text:p>
      <text:p text:style-name="P8">Article 1</text:p>
      <text:p text:style-name="P1"><text:span text:style-name="T1">Amb la denominació Associació Expansió de la Xarxa Oberta, podent-se emprar també l'acrònim EXO per referir-se a aquesta Associació indistintament, </text:span><text:span text:style-name="T3">es constitueix aquesta entitat, que regula les seves activitats d’acord amb el que estableix la Llei 4/2008, de 24 d’abril, del llibre tercer del Codi civil de Catalunya, relatiu a les persones jurídiques; la Llei orgànica 1/2002, de 22 de març, reguladora del dret d’associació, i els seus estatuts.</text:span></text:p>
      <text:p text:style-name="P8">Article 2</text:p>
      <text:p text:style-name="P2">Els fins de l’associació són:</text:p>
      <text:p text:style-name="P2">La promoció d’una xarxa de telecomunicacions oberta, lliure i neutral, així com la promoció de comunitats d’usuaris solidàries sobre una base territorial i veïnal.</text:p>
      <text:p text:style-name="P2">Per aconseguir les seves finalitats, l’associació realitza les activitats següents:</text:p>
      <text:p text:style-name="P2">Formació dels membres de la xarxa, autoajut en el manteniment de la xarxa i organització d’esdeveniments culturals per a la difusió de les activitats de l’associació així com la realització de les activitats econòmiques necessàries per al sosteniment de les finalitats fundacionals.</text:p>
      <text:p text:style-name="P2">En queda exclòs tot ànim de lucre.</text:p>
      <text:p text:style-name="P8">Article 3</text:p>
      <text:p text:style-name="P2">1. El domicili de l’associació s’estableix a <text:span text:style-name="T5">&lt;adreça&gt;</text:span></text:p>
      <text:p text:style-name="P2">2. Les funcions d’aquesta associació s’exerceixen majoritàriament a Catalunya.</text:p>
      <text:p text:style-name="P7">Capítol II. Els membres de l’associació, els seus drets i les seves obligacions</text:p>
      <text:p text:style-name="P1"><text:span text:style-name="T2">Article 4 </text:span><text:span text:style-name="T4">1</text:span></text:p>
      <text:p text:style-name="P2">Poden formar part de l’associació qualsevol persona física o jurídica. Per entrar a formar part de l'Associació cal presentar una sol·licitud per escrit a la Junta Directiva, la qual prendrà una decisió sobre això en la primera reunió que tingui lloc i la comunicarà en l’Assemblea General més immediata.</text:p>
      <text:p text:style-name="P2">Els socis i sòcies que són menors d'edat necessiten el consentiment dels pares o tutors per ser socis de ple dret amb dret de vot en les assemblees generals, i no poden ser elegits membres de la Junta Directiva.</text:p>
      <text:p text:style-name="P1"/>
      <text:p text:style-name="P8"><text:soft-page-break/>Article 5</text:p>
      <text:p text:style-name="P2">Són drets dels membres de l’associació:</text:p>
      <text:p text:style-name="P2">1. Assistir amb veu i vot a les reunions de l’Assemblea General.</text:p>
      <text:p text:style-name="P2">2. Elegir o ser elegits per als llocs de representació o per exercir càrrecs directius.</text:p>
      <text:p text:style-name="P2">3. Exercir la representació que se'ls confereixi en cada cas.</text:p>
      <text:p text:style-name="P2">4. Intervenir en el govern i les gestions, en els serveis i les activitats de l'associació, d'acord amb les normes legals i estatutàries.</text:p>
      <text:p text:style-name="P2">5. Exposar a l'Assemblea i a la Junta Directiva tot el que considerin que pugui contribuir a fer més plena la vida de l'associació i més eficaç la realització dels objectius socials bàsics.</text:p>
      <text:p text:style-name="P2">6. Sol·licitar i obtenir explicacions sobre l'administració i la gestió de la Junta Directiva o dels mandataris/àries de l'associació.</text:p>
      <text:p text:style-name="P2">7. Ésser escoltats prèviament a l'adopció de mesures disciplinàries.</text:p>
      <text:p text:style-name="P2">8. Rebre informació sobre les activitats de l'associació.</text:p>
      <text:p text:style-name="P2">9. Fer ús dels serveis comuns que l'associació estableixi o tingui a la seva disposició.</text:p>
      <text:p text:style-name="P2">10. Formar part dels grups de treball.</text:p>
      <text:p text:style-name="P2">11. Posseir un exemplar dels estatuts.</text:p>
      <text:p text:style-name="P2">12. Consultar els llibres de l'associació.</text:p>
      <text:p text:style-name="P8">Article 6</text:p>
      <text:p text:style-name="P2">Són deures dels membres de l'associació:</text:p>
      <text:p text:style-name="P2">1. Comprometre's amb les finalitats de l'associació i participar activament per assolir-les.</text:p>
      <text:p text:style-name="P2">2. Contribuir al sosteniment de l'associació amb el pagament de quotes, derrames i altres aportacions econòmiques fixades pels estatuts i aprovades d'acord amb aquests. L’assemblea general podrà eximir d’aquesta obligació als socis que ho sol·licitin per majoria simple per un període renovable d’un any quan concorrin en circumstàncies que així ho justifiquin.</text:p>
      <text:p text:style-name="P2">3. Complir la resta d'obligacions que resultin de les disposicions estatutàries.</text:p>
      <text:p text:style-name="P2">4. Acatar i complir els acords vàlidament adoptats pels òrgans de govern de l'associació.</text:p>
      <text:p text:style-name="P8">Article 7</text:p>
      <text:p text:style-name="P2"><text:soft-page-break/>Són causes per ser donat de baixa de l'associació:</text:p>
      <text:p text:style-name="P2">1. Que ho decideixi la persona interessada, que ha de comunicar per escrit la seva decisió a la Junta Directiva.</text:p>
      <text:p text:style-name="P2">2. No <text:s/>satisfer les quotes fixades.</text:p>
      <text:p text:style-name="P2">3. No complir les obligacions estatutàries.</text:p>
      <text:p text:style-name="P2">4. Impedir el desenvolupament de les activitats de l’associació. L’assemblea haurà de ratificar l’expulsió per aquest motiu amb una majoria de tres quartes parts (3/4) dels membres de l’associació reunits en assemblea ordinària i constant l’assumpte a l’ordre del dia o bé en assemblea extraordinària. El soci afectat per aquesta causa d’expulsió pot demanar la mediació d’un tercer amb reconegut prestigi en la gestió de xarxes obertes de telecomunicacions, l’informe del qual serà preceptiu però no vinculant.</text:p>
      <text:p text:style-name="P7">Capítol III. L'Assemblea General</text:p>
      <text:p text:style-name="P8">Article 8</text:p>
      <text:p text:style-name="P2">1. L'Assemblea General és l'òrgan sobirà de l'associació; els seus membres en formen part per dret propi i irrenunciable.</text:p>
      <text:p text:style-name="P2">2. Els membres de l'associació, reunits en Assemblea General legalment constituïda, decideixen per consens els assumptes que són competència de l'Assemblea. S'entén per consens l'acceptació de qualsevol proposta per l’aquiescència o abstenció dels membres presents a l’assemblea i en estricta absència de vots negatius o opinions contràries manifestades de forma expressa.</text:p>
      <text:p text:style-name="P2">3. Tots els membres queden subjectes als acords de l'Assemblea General, incloent-hi els absents, els qui en discrepen i els presents que s'han abstingut de votar.</text:p>
      <text:p text:style-name="P8">Article 9</text:p>
      <text:p text:style-name="P2">L'Assemblea General té les facultats següents:</text:p>
      <text:p text:style-name="P1"><text:span text:style-name="T2">a</text:span><text:span text:style-name="T1">) Modificar els estatuts. </text:span></text:p>
      <text:p text:style-name="P1"><text:span text:style-name="T2">b</text:span><text:span text:style-name="T1">) Elegir i separar els membres de l'òrgan de govern i controlar-ne l'activitat.</text:span></text:p>
      <text:p text:style-name="P1"><text:span text:style-name="T2">c</text:span><text:span text:style-name="T1">) <text:s/>Aprovar el pressupost anual i la liquidació de comptes anuals, com també adoptar els acords per a la fixació de la forma i l'import de la contribució al sosteniment de l'associació i aprovar la gestió feta per l'òrgan de govern.</text:span></text:p>
      <text:p text:style-name="P1"><text:span text:style-name="T2">d</text:span><text:span text:style-name="T1">) Acordar la dissolució de l'associació. </text:span></text:p>
      <text:p text:style-name="P1"><text:span text:style-name="T2">e</text:span><text:span text:style-name="T1">) Incorporar-se a altres unions d'associacions o separar-se'n.</text:span></text:p>
      <text:p text:style-name="P1"><text:span text:style-name="T2">f</text:span><text:span text:style-name="T1">) Sol·licitar la declaració d'utilitat pública.</text:span></text:p>
      <text:p text:style-name="P1"><text:soft-page-break/><text:span text:style-name="T2">g</text:span><text:span text:style-name="T1">) Aprovar el reglament de règim interior.</text:span></text:p>
      <text:p text:style-name="P1"><text:span text:style-name="T2">h</text:span><text:span text:style-name="T1">) Acordar la baixa o la separació definitiva, amb un expedient previ, dels associats i les associades.</text:span></text:p>
      <text:p text:style-name="P1"><text:span text:style-name="T2">i</text:span><text:span text:style-name="T1">) Conèixer les sol·licituds presentades per a ésser soci o sòcia, i també les altes i les baixes d'associats i associades per una raó diferent de la separació definitiva.</text:span></text:p>
      <text:p text:style-name="P1"><text:span text:style-name="T2">j</text:span><text:span text:style-name="T1">) <text:s/>Resoldre sobre qualsevol altra qüestió que no estigui directament atribuïda a cap altre òrgan de l'associació. La relació de les facultats que es fa en aquest article té un caràcter merament enunciatiu i no limita les atribucions de l'Assemblea General.</text:span></text:p>
      <text:p text:style-name="P8">Article 10</text:p>
      <text:p text:style-name="P2">1. L'Assemblea General es reuneix en sessió ordinària com a mínim un cop l'any, dins dels mesos compresos entre gener i desembre, ambdós inclusivament.</text:p>
      <text:p text:style-name="P2">2. L'òrgan de govern pot convocar l'assemblea general amb caràcter extraordinari sempre que ho consideri convenient, i ho ha de fer quan ho sol·liciti un 10% dels associats; en aquest cas, l'assemblea ha de tenir lloc dins el termini de trenta dies a comptar de la sol·licitud.</text:p>
      <text:p text:style-name="P8">Article 11</text:p>
      <text:p text:style-name="P2">1. L'Assemblea és convocada per l'òrgan de govern mitjançant una convocatòria que ha de contenir, com a mínim, l'ordre del dia, el lloc, la data i l'hora de la reunió.</text:p>
      <text:p text:style-name="P2">2. La convocatòria s'ha de comunicar quinze dies abans de la data de la reunió, individualment i mitjançant un correu electrònic a l’adreça que consti en la relació actualitzada d'associats i associades que ha de tenir l'associació. Igualment, s’haurà de difondre la convocatòria al blog o web de l’associació i, complementàriament, a les llistes de correu usades comunament pels socis.</text:p>
      <text:p text:style-name="P2">3. Les reunions de l'Assemblea General, les presideix el president o presidenta de l'associació. Si no hi és, l'han de substituir, successivament, el vicepresident o vicepresidenta o el/la vocal de més edat de la Junta. Hi ha d'actuar com a secretari/ària qui ocupi el mateix càrrec a la Junta Directiva.</text:p>
      <text:p text:style-name="P2">4. El secretari o la secretària redacta l'acta de cada reunió, que han de signar ell/a mateix/a i el president o presidenta, amb un extracte de les deliberacions, el text dels acords adoptats, el resultat numèric de les votacions i la llista de les persones assistents.</text:p>
      <text:p text:style-name="P2">Al començament de cada reunió de l'Assemblea General es llegeix l'acta de la sessió anterior a fi que s'aprovi o s'esmeni. Cinc dies abans, de tota manera, l'acta i qualsevol altra documentació ha d'estar a disposició dels socis i sòcies al local social.</text:p>
      <text:p text:style-name="P8">Article 12</text:p>
      <text:p text:style-name="P2">1. L'Assemblea General es constitueix vàlidament sigui quin sigui el nombre de persones associades presents. </text:p>
      <text:p text:style-name="P2">2. El 10% dels associats/ades poden sol·licitar a l'òrgan de govern la inclusió en l'ordre del dia d'un o més assumptes per tractar. En el cas que ja s'hagi convocat l'Assemblea, poden fer-ho dins el primer <text:soft-page-break/>terç del període comprès entre la recepció de la convocatòria i la data en què aquest òrgan s’ha de reunir. L’assemblea únicament pot adoptar acords respecte als punts inclosos en l'ordre del dia, llevat que s’hagi constituït amb caràcter universal o que els acords es refereixin a la convocatòria d’una nova assemblea general.</text:p>
      <text:p text:style-name="P8">Article 13</text:p>
      <text:p text:style-name="P2">1. En les reunions de l'Assemblea General, correspon un vot a cada membre present de l'associació.</text:p>
      <text:p text:style-name="P2">2. Els acords es prenen per consens.</text:p>
      <text:p text:style-name="P2">3. Per adoptar acords sobre la modificació dels estatuts, la dissolució de l'associació, la constitució d'una federació amb associacions similars o la integració en una de ja existent, i la disposició o alienació de béns, es requereix la presència de tres quarts (3/4) dels membres de l’associació en el moment de la constitució de l’assemblea i les decisions es prenen consens. Sempre que es presentin s'anunciï més d'una candidatura la Junta Directiva sortint ha d'obrir un procés de mediació entre les candidatures aspirants per mirar d'assolir el consens entorn d'una candidatura única. Només es procedirà al sistema de votacions si la Junta Directiva sortint considera que el consens no és possible i en aquest cas l'elecció de <text:s/>la nova Junta Directiva es fa per acord de la majoria simple o relativa dels socis i sòcies presents o representats (més vots a favor que en contra); en cap cas la Junta Directiva sortint podrà posicionar-se mai a favor o en contra d'alguna candidatura aspirant.</text:p>
      <text:p text:style-name="P2">4. Les candidatures que es presenten formalment tenen dret a una còpia de la llista dels socis i sòcies i dels seus domicilis o adreces de correu electrònic, sempre que els associats ho autoritzin expressament.</text:p>
      <text:p text:style-name="P7">Capítol IV. La Junta Directiva</text:p>
      <text:p text:style-name="P8">Article 14</text:p>
      <text:p text:style-name="P2">1. La Junta Directiva regeix, administra i representa l'associació. Componen aquest òrgan el president/a, el vicepresident/a, el secretari/ària, i el tresorer/a i els/les vocals, càrrecs que han de ser exercits per persones diferents.</text:p>
      <text:p text:style-name="P2">2. L'elecció dels membres de la Junta Directiva, que han de ser associats, es fa per votació de l'Assemblea General. Les persones elegides entren en funcions després d'haver acceptat el càrrec.</text:p>
      <text:p text:style-name="P2">3. El nomenament i el cessament dels càrrecs s’han de comunicar al Registre d’Associacions mitjançant un certificat, emès pel secretari/ària sortint amb el vistiplau del president/a sortint, que ha d’incloure també l’acceptació del nou president/a i del nou secretari/ària. </text:p>
      <text:p text:style-name="P2">4. Els membres de la Junta Directiva exerceixen el càrrec gratuïtament.</text:p>
      <text:p text:style-name="P8">Article 15</text:p>
      <text:p text:style-name="P6">1. Els membres de la Junta Directiva exerceixen el càrrec durant un període d’un any, sense perjudici que puguin ser reelegits.</text:p>
      <text:p text:style-name="P3">2. El cessament dels càrrecs abans d'extingir-se el termini reglamentari del seu mandat pot esdevenir-se per:</text:p>
      <text:p text:style-name="P1"><text:soft-page-break/><text:span text:style-name="T2">a</text:span><text:span text:style-name="T1">) mort o declaració d’absència, en el cas de les persones físiques, o extinció en el cas de les jurídiques</text:span></text:p>
      <text:p text:style-name="P1"><text:span text:style-name="T2">b)</text:span><text:span text:style-name="T1"> incapacitat o inhabilitació</text:span></text:p>
      <text:p text:style-name="P1"><text:span text:style-name="T2">c)</text:span><text:span text:style-name="T1"> renúncia notificada a l’òrgan de govern</text:span></text:p>
      <text:p text:style-name="P1"><text:span text:style-name="T2">d)</text:span><text:span text:style-name="T1"> separació acordada per l’assemblea general</text:span></text:p>
      <text:p text:style-name="P1"><text:span text:style-name="T2">e</text:span><text:span text:style-name="T1">) qualsevol altra que estableixin la llei o els estatuts.</text:span></text:p>
      <text:p text:style-name="P14">3. Les vacants que es produeixin en la Junta Directiva s'han de cobrir en la primera reunió de l'Assemblea General que tingui lloc. Mentrestant, un membre de l'associació pot ocupar provisionalment el càrrec vacant.</text:p>
      <text:p text:style-name="P8">Article 16</text:p>
      <text:p text:style-name="P2">1. La Junta Directiva té les facultats següents:</text:p>
      <text:p text:style-name="P1"><text:span text:style-name="T2">a</text:span><text:span text:style-name="T1">) Representar, dirigir i administrar l'associació de la manera més àmplia que reconegui la Llei; així mateix, complir les decisions preses per l'Assemblea General, d'acord amb les normes, instruccions i directrius que aquesta Assemblea estableixi.</text:span></text:p>
      <text:p text:style-name="P1"><text:span text:style-name="T2">b</text:span><text:span text:style-name="T1">) Prendre els acords que calgui en relació amb la compareixença davant dels organismes públics i per exercir tota mena d'accions legals i interposar els recursos pertinents.</text:span></text:p>
      <text:p text:style-name="P1"><text:span text:style-name="T2">c</text:span><text:span text:style-name="T1">) Proposar a l'Assemblea General la defensa dels interessos de l'associació.</text:span></text:p>
      <text:p text:style-name="P1"><text:span text:style-name="T2">d</text:span><text:span text:style-name="T1">) Proposar a l'Assemblea General la defensa de l'establiment de les quotes que els membres de l'associació han de satisfer.</text:span></text:p>
      <text:p text:style-name="P1"><text:span text:style-name="T2">e</text:span><text:span text:style-name="T1">) Convocar les assemblees generals i controlar que es compleixin els acords que s'hi adoptin.</text:span></text:p>
      <text:p text:style-name="P1"><text:span text:style-name="T2">f</text:span><text:span text:style-name="T1">) Presentar el balanç i l'estat de comptes de cada exercici a l'Assemblea General perquè els aprovi, i confeccionar els pressupostos de l'exercici següent.</text:span></text:p>
      <text:p text:style-name="P1"><text:span text:style-name="T2">g</text:span><text:span text:style-name="T1">) Contractar els empleats que l'associació pugui tenir.</text:span></text:p>
      <text:p text:style-name="P1"><text:span text:style-name="T2">h</text:span><text:span text:style-name="T1">) Inspeccionar la comptabilitat i preocupar-se perquè els serveis funcionin amb normalitat.</text:span></text:p>
      <text:p text:style-name="P1"><text:span text:style-name="T2">i</text:span><text:span text:style-name="T1">) Coordinar els grups de treball per aconseguir de la manera més eficient i eficaç els fins de l'associació, i autoritzar els actes que aquests grups projectin dur a terme.</text:span></text:p>
      <text:p text:style-name="P1"><text:span text:style-name="T2">j</text:span><text:span text:style-name="T1">) Nomenar els vocals de la Junta Directiva que s'hagin d'encarregar de cada grup de treball, a proposta dels mateixos grups.</text:span></text:p>
      <text:p text:style-name="P1"><text:span text:style-name="T2">k</text:span><text:span text:style-name="T1">) Dur a terme les gestions necessàries davant d'organismes públics, entitats i altres persones, per aconseguir:</text:span></text:p>
      <text:p text:style-name="P10"><text:soft-page-break/>- subvencions o altres ajuts</text:p>
      <text:p text:style-name="P10">- l'ús de locals o edificis que puguin arribar a ser un lloc de convivència i comunicació i també un centre de recuperació ciutadana</text:p>
      <text:p text:style-name="P1"><text:span text:style-name="T2">l</text:span><text:span text:style-name="T1">) Obrir comptes corrents i llibretes d'estalvis a qualsevol establiment de crèdit o d'estalvi i disposar dels fons que hi hagi en aquest dipòsit. La disposició dels fons es determina a l'article 29.</text:span></text:p>
      <text:p text:style-name="P1"><text:span text:style-name="T2">m</text:span><text:span text:style-name="T1">) Resoldre provisionalment qualsevol cas que no hagin previst els estatuts i donar-ne compte en la primera reunió de l’Assemblea General.</text:span></text:p>
      <text:p text:style-name="P1"><text:span text:style-name="T2">n</text:span><text:span text:style-name="T1">) Qualsevol altra facultat que no estigui atribuïda d'una manera específica a algun altre òrgan de govern de l'associació o que li hagi estat delegada expressament.</text:span></text:p>
      <text:p text:style-name="P8">Article 17</text:p>
      <text:p text:style-name="P2">1. La Junta Directiva, convocada prèviament pel president/a o per la persona que el/la substitueixi, s'ha de reunir en sessió ordinària amb la periodicitat que els seus membres decideixin, que en cap cas no pot ser inferior a una vegada cada trimestre.</text:p>
      <text:p text:style-name="P1"><text:span text:style-name="T1">2. S'ha de reunir en sessió extraordinària quan la convoqui amb aquest caràcter el president/a o bé si ho sol·licita un terç dels membres que la componen</text:span><text:span text:style-name="T4">.</text:span></text:p>
      <text:p text:style-name="P8">Article 18</text:p>
      <text:p text:style-name="P2">1. La Junta Directiva queda constituïda vàlidament si ha estat convocada amb antelació i hi ha un quòrum de la meitat més un dels seus membres.</text:p>
      <text:p text:style-name="P2">2. Els membres de la Junta Directiva estan obligats a assistir a totes les reunions que es convoquin, encara que, per causes justificades, poden excusar-se'n. L'assistència del president/a o del secretari/ària o de les persones que els substitueixin hi és necessària sempre.</text:p>
      <text:p text:style-name="P2">3. La Junta Directiva pren els acords per consens dels assistents.</text:p>
      <text:p text:style-name="P8">Article 19</text:p>
      <text:p text:style-name="P2">1. La Junta Directiva pot delegar alguna de les seves facultats en una o diverses comissions o grups de treball si compta, per fer-ho, amb el vot favorable de dos terços del seus membres.</text:p>
      <text:p text:style-name="P2">2. També pot nomenar, amb el mateix quòrum, un o uns quants mandataris per exercir la funció que els confiï amb les facultats que cregui oportú conferir-los en cada cas.</text:p>
      <text:p text:style-name="P13"/>
      <text:p text:style-name="P8">Article 20</text:p>
      <text:p text:style-name="P2">Els acords de la Junta Directiva s'han de fer constar en el llibre d'actes i han de ser signats pel secretari/ària i el president/a. En iniciar-se cada reunió de la Junta Directiva, s'ha de llegir l'acta de la sessió anterior perquè s'aprovi o es rectifiqui, si és procedent.</text:p>
      <text:p text:style-name="P7"><text:soft-page-break/>Capítol V. La presidència i la vicepresidència</text:p>
      <text:p text:style-name="P8">Article 21</text:p>
      <text:p text:style-name="P2">1. Són pròpies del president/a les funcions següents:</text:p>
      <text:p text:style-name="P1"><text:span text:style-name="T2">a</text:span><text:span text:style-name="T1">) Dirigir i representar legalment l'associació, per delegació de l'Assemblea General i de la Junta Directiva.</text:span></text:p>
      <text:p text:style-name="P1"><text:span text:style-name="T2">b</text:span><text:span text:style-name="T1">) Presidir i dirigir els debats, tant de l'Assemblea General com de la Junta Directiva.</text:span></text:p>
      <text:p text:style-name="P1"><text:span text:style-name="T2">c</text:span><text:span text:style-name="T1">) Emetre un vot de qualitat decisori en els casos d'empat.</text:span></text:p>
      <text:p text:style-name="P1"><text:span text:style-name="T2">d</text:span><text:span text:style-name="T1">) Establir la convocatòria de les reunions de l'Assemblea General i de la Junta Directiva.</text:span></text:p>
      <text:p text:style-name="P1"><text:span text:style-name="T2">e</text:span><text:span text:style-name="T1">) Visar les actes i els certificats confeccionats pel secretari/ària de l'associació.</text:span></text:p>
      <text:p text:style-name="P1"><text:span text:style-name="T2">f</text:span><text:span text:style-name="T1">) Les atribucions restants pròpies del càrrec i aquelles per a les quals el deleguin l'Assemblea General o la Junta Directiva.</text:span></text:p>
      <text:p text:style-name="P14">2. El president/a és substituït, en cas d'absència o malaltia, pel vicepresident/a —si n’hi ha— o el/la vocal de més edat de la Junta, per aquest ordre.</text:p>
      <text:p text:style-name="P7">Capítol VI. La tresoreria i la secretaria</text:p>
      <text:p text:style-name="P8">Article 22</text:p>
      <text:p text:style-name="P2">El tresorer/a té com a funció la custòdia i el control dels recursos de l'associació, com també l'elaboració del pressupost, el balanç i la liquidació de comptes. Porta un llibre de caixa. Signa els rebuts de quotes i altres documents de tresoreria. Paga les factures aprovades per la Junta Directiva, les quals han de ser visades prèviament pel president/a, i ingressa el que sobra en dipòsits oberts en establiments de crèdit o d'estalvi.</text:p>
      <text:p text:style-name="P8">Article 23</text:p>
      <text:p text:style-name="P2">El secretari/ària ha de custodiar la documentació de l'associació, aixecar, redactar i signar les actes de les reunions de l'Assemblea General i la Junta Directiva, redactar i autoritzar els certificats que calgui lliurar, i també portar el llibre de registre de socis i sòcies.</text:p>
      <text:p text:style-name="P7">Capítol VII. Les comissions o grups de treball</text:p>
      <text:p text:style-name="P8">Article 24</text:p>
      <text:p text:style-name="P2">La creació i constitució de qualsevol comissió o grup de treball, l'han de plantejar els membres de l'associació que vulguin formar-los, que n'han d'assabentar la Junta Directiva i explicar les activitats que es proposen dur a terme.</text:p>
      <text:p text:style-name="P2"><text:soft-page-break/>La Junta Directiva s'ha de preocupar d'analitzar les diferents comissions o grups de treball, els encarregats dels quals li han de presentar un cop al mes un informe detallat de les seves actuacions.</text:p>
      <text:p text:style-name="P7">Capítol VIII. El règim econòmic</text:p>
      <text:p text:style-name="P8">Article 25</text:p>
      <text:p text:style-name="P2">Aquesta associació no té patrimoni fundacional.</text:p>
      <text:p text:style-name="P8">Article 26</text:p>
      <text:p text:style-name="P2">Els recursos econòmics de l'associació es nodreixen de:</text:p>
      <text:p text:style-name="P2">a) les quotes que fixa l'Assemblea General per als seus membres</text:p>
      <text:p text:style-name="P2">b) les subvencions oficials o particulars</text:p>
      <text:p text:style-name="P2">c) les donacions, les herències o els llegats</text:p>
      <text:p text:style-name="P2">d) les rendes del patrimoni mateix o bé d'altres ingressos que puguin obtenir-se</text:p>
      <text:p text:style-name="P8">Article 27</text:p>
      <text:p text:style-name="P2">Tots els membres de l'associació tenen l'obligació de sostenir-la econòmicament, mitjançant quotes o derrames, de la manera i en la proporció que determini l'Assemblea General a proposta de la Junta Directiva.</text:p>
      <text:p text:style-name="P2">L'Assemblea General pot establir quotes d'ingrés, quotes periòdiques mensuals —que s'han d’abonar per mesos, trimestres o semestres, segons el que disposi la Junta Directiva— i quotes extraordinàries.</text:p>
      <text:p text:style-name="P8">Article 28</text:p>
      <text:p text:style-name="P2">L'exercici econòmic coincideix amb l'any natural i queda tancat el 31 de desembre.</text:p>
      <text:p text:style-name="P8">Article 29</text:p>
      <text:p text:style-name="P2">En els comptes corrents o llibretes d'estalvis obertes en establiments de crèdit o d'estalvi, hi han de figurar les signatures del president/a, el tresorer/a i el secretari/ària.</text:p>
      <text:p text:style-name="P2">Per poder disposar dels fons n'hi ha prou amb dues firmes, una de les quals ha de ser la del tresorer/a o bé la del president/a.</text:p>
      <text:p text:style-name="P7">Capítol IX. El règim disciplinari</text:p>
      <text:p text:style-name="P8">Article 30</text:p>
      <text:p text:style-name="P2"><text:soft-page-break/>L'òrgan de govern pot sancionar les infraccions comeses pels socis i sòcies. </text:p>
      <text:p text:style-name="P2">Aquestes infraccions es poden qualificar de lleus, greus i molt greus, i les sancions corresponents poden anar des d'una amonestació fins a l’expulsió de l'associació, segons el que estableixi el reglament intern.</text:p>
      <text:p text:style-name="P2">El procediment sancionador s'inicia d'ofici o bé com a conseqüència d'una denúncia o comunicació. En el termini de 10 dies, la Junta Directiva nomena un instructor, que tramita l'expedient sancionador i proposa la resolució en el termini de 15 dies, amb audiència prèvia del presumpte infractor. La resolució final, que ha de ser motivada i aprovada per dues terceres parts dels membres de la Junta Directiva, l'adopta aquest òrgan de govern també dins d'un període de 15 dies.</text:p>
      <text:p text:style-name="P2">Contra les sancions per faltes greus i molt greus acordades per la Junta Directiva, les persones interessades hi poden recórrer, si el reglament intern estableix el procediment per fer-ho, davant la primera assemblea general que tingui lloc.</text:p>
      <text:p text:style-name="P7">Capítol X. La dissolució</text:p>
      <text:p text:style-name="P8">Article 31</text:p>
      <text:p text:style-name="P5">L'associació pot ser dissolta si ho acorda l'Assemblea General, convocada amb caràcter extraordinari expressament per a aquest fi.</text:p>
      <text:p text:style-name="P11">Article 32</text:p>
      <text:p text:style-name="P9">1. Un cop acordada la dissolució, l'Assemblea General ha de prendre les mesures oportunes tant pel que fa a la destinació dels béns i drets de l'associació, com a la finalitat, l'extinció i la liquidació de qualsevol operació pendent.</text:p>
      <text:p text:style-name="P4">2. L'Assemblea està facultada per elegir una comissió liquidadora sempre que ho cregui necessari.</text:p>
      <text:p text:style-name="P4">3. Els membres de l'associació estan exempts de responsabilitat personal. La seva responsabilitat queda limitada a complir les obligacions que ells mateixos hagin contret voluntàriament.</text:p>
      <text:p text:style-name="P4">4. El romanent net que resulti de la liquidació s'ha de lliurar directament a la Fundació Privada per la Xarxa Lliure Oberta i Neutral guifi.net l'entitat pública o privada <text:s/>sense afany de lucre que, en l'àmbit territorial d'actuació de l'associació, hagi destacat més en la seva activitat a favor d'obres benèfiques.</text:p>
      <text:p text:style-name="P4">5. Les funcions de liquidació i d'execució dels acords a què fan referència els apartats anteriors d'aquest mateix article són competència de la Junta Directiva si l'Assemblea General no confereix aquesta missió a una comissió liquidadora especialment designada.</text:p>
      <text:p text:style-name="P4">Barcelona, 11 de març de 201<text:span text:style-name="T6">0</text:span></text:p>
      <text:p text:style-name="P12"/>
      <text:p text:style-name="P12">Signatures de tots els socis i sòcies fundad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pitch="variable"/>
    <style:font-face style:name="DejaVu Sans1" svg:font-family="'DejaVu San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ca" fo:country="ES"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1665in" loext:contextual-spacing="false" fo:text-align="justify" style:justify-single-word="false" fo:orphans="2" fo:widows="2" fo:hyphenation-ladder-count="no-limit" style:writing-mode="lr-tb">
        <style:tab-stops>
          <style:tab-stop style:position="5.9063in" style:type="right"/>
        </style:tab-stops>
      </style:paragraph-properties>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pitch-asian="variable" style:font-size-asian="14pt" style:font-name-complex="DejaVu Sans2" style:font-family-complex="'DejaVu Sans'" style:font-pitch-complex="variable" style:font-size-complex="14pt"/>
    </style:style>
    <style:style style:name="Text_20_body" style:display-name="Text body" style:family="paragraph" style:parent-style-name="Standard" style:class="text">
      <style:paragraph-propertie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fo:language="es" fo:country="ES" style:font-size-asian="10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0.0602in"/>
          <style:tab-stop style:position="0.2602in"/>
          <style:tab-stop style:position="0.7602in"/>
          <style:tab-stop style:position="1.2602in"/>
          <style:tab-stop style:position="1.7602in"/>
          <style:tab-stop style:position="2.2602in"/>
          <style:tab-stop style:position="2.7602in"/>
          <style:tab-stop style:position="3.2602in"/>
          <style:tab-stop style:position="3.7602in"/>
          <style:tab-stop style:position="4.2602in"/>
          <style:tab-stop style:position="4.7602in"/>
          <style:tab-stop style:position="5.2602in"/>
          <style:tab-stop style:position="5.7602in"/>
          <style:tab-stop style:position="5.9063in" style:type="right"/>
          <style:tab-stop style:position="6.2602in"/>
          <style:tab-stop style:position="6.7602in"/>
          <style:tab-stop style:position="7.2602in"/>
          <style:tab-stop style:position="7.7602in"/>
          <style:tab-stop style:position="8.2602in"/>
          <style:tab-stop style:position="8.7602in"/>
          <style:tab-stop style:position="9.2602in"/>
          <style:tab-stop style:position="9.7602in"/>
          <style:tab-stop style:position="10.2602in"/>
          <style:tab-stop style:position="10.7602in"/>
          <style:tab-stop style:position="11.2602in"/>
          <style:tab-stop style:position="11.7602in"/>
          <style:tab-stop style:position="12.2602in"/>
          <style:tab-stop style:position="12.7602in"/>
        </style:tab-stops>
      </style:paragraph-properties>
      <style:text-properties fo:font-size="10pt" fo:language="es" fo:country="ES" fo:font-weight="bold" style:font-size-asian="10pt" style:font-weight-asian="bold"/>
    </style:style>
    <style:style style:name="Text_20_de_20_comentari" style:display-name="Text de comentari" style:family="paragraph" style:parent-style-name="Standard">
      <style:text-properties fo:font-size="10pt" style:font-size-asian="10pt"/>
    </style:style>
    <style:style style:name="Text_20_de_20_globus" style:display-name="Text de globu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bsatz-Standardschriftart" style:family="text"/>
    <style:style style:name="WW8Num4z0" style:family="text">
      <style:text-properties fo:font-style="italic" style:font-style-asian="italic"/>
    </style:style>
    <style:style style:name="WW8Num6z0" style:family="text">
      <style:text-properties fo:font-style="italic" style:font-style-asian="italic"/>
    </style:style>
    <style:style style:name="Tipus_20_de_20_lletra_20_per_20_defecte_20_del_20_paràgraf" style:display-name="Tipus de lletra per defecte del paràgraf" style:family="text"/>
    <style:style style:name="Referència_20_de_20_comentari" style:display-name="Referència de comentari" style:family="text" style:parent-style-name="Tipus_20_de_20_lletra_20_per_20_defecte_20_del_20_paràgraf">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3783in" fo:margin-bottom="0.9846in" fo:margin-left="0.9846in" fo:margin-right="0.9846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Estatuts generals associacions</dc:title>
    <meta:initial-creator>Generalitat de Catalunya</meta:initial-creator>
    <meta:creation-date>2010-03-11T13:41:00</meta:creation-date>
    <dc:date>2017-03-01T13:32:31.440505649</dc:date>
    <meta:printed-by>david</meta:printed-by>
    <meta:print-date>2010-03-28T16:45:44</meta:print-date>
    <meta:keyword>estatut</meta:keyword>
    <meta:keyword>associacions</meta:keyword>
    <meta:keyword>associació</meta:keyword>
    <meta:keyword>entitats</meta:keyword>
    <meta:keyword>jurídiques</meta:keyword>
    <meta:editing-cycles>10</meta:editing-cycles>
    <meta:editing-duration>PT41M1S</meta:editing-duration>
    <meta:document-statistic meta:table-count="0" meta:image-count="0" meta:object-count="0" meta:page-count="10" meta:paragraph-count="175" meta:word-count="3350" meta:character-count="20949" meta:non-whitespace-character-count="17764"/>
    <meta:user-defined meta:name="Informació 1"/>
    <meta:user-defined meta:name="Informació 2"/>
    <meta:user-defined meta:name="Informació 3"/>
    <meta:user-defined meta:name="Informació 4"/>
  </office:meta>
</office:document-meta>
</file>